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verdana" svg:font-family="verdana, arial, helvetica, sans-serif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rsid="0043b1db" officeooo:paragraph-rsid="0043b1db"/>
    </style:style>
    <style:style style:name="P3" style:family="paragraph" style:parent-style-name="Text_20_body">
      <style:text-properties officeooo:paragraph-rsid="00343df3"/>
    </style:style>
    <style:style style:name="P4" style:family="paragraph" style:parent-style-name="Text_20_body">
      <style:text-properties officeooo:rsid="00465fcb" officeooo:paragraph-rsid="00ba2887"/>
    </style:style>
    <style:style style:name="P5" style:family="paragraph" style:parent-style-name="Text_20_body">
      <style:text-properties officeooo:rsid="00568d2c" officeooo:paragraph-rsid="00568d2c"/>
    </style:style>
    <style:style style:name="P6" style:family="paragraph" style:parent-style-name="Text_20_body">
      <style:text-properties officeooo:paragraph-rsid="00859dbe"/>
    </style:style>
    <style:style style:name="P7" style:family="paragraph" style:parent-style-name="Text_20_body">
      <style:text-properties officeooo:paragraph-rsid="00a15376"/>
    </style:style>
    <style:style style:name="P8" style:family="paragraph" style:parent-style-name="Text_20_body">
      <style:text-properties officeooo:paragraph-rsid="00a7cba2"/>
    </style:style>
    <style:style style:name="P9" style:family="paragraph" style:parent-style-name="Text_20_body">
      <style:text-properties officeooo:rsid="009e7265" officeooo:paragraph-rsid="00a15376"/>
    </style:style>
    <style:style style:name="P10" style:family="paragraph" style:parent-style-name="Text_20_body">
      <style:text-properties officeooo:paragraph-rsid="00c5ef24"/>
    </style:style>
    <style:style style:name="P11" style:family="paragraph" style:parent-style-name="Text_20_body">
      <style:text-properties officeooo:paragraph-rsid="00d35de3"/>
    </style:style>
    <style:style style:name="P12" style:family="paragraph" style:parent-style-name="Text_20_body">
      <style:text-properties officeooo:rsid="00feb3a3" officeooo:paragraph-rsid="004a8c28"/>
    </style:style>
    <style:style style:name="P13" style:family="paragraph" style:parent-style-name="Text_20_body">
      <style:text-properties officeooo:paragraph-rsid="01156b7b"/>
    </style:style>
    <style:style style:name="P14" style:family="paragraph" style:parent-style-name="Text_20_body">
      <style:text-properties officeooo:paragraph-rsid="01161724"/>
    </style:style>
    <style:style style:name="P15" style:family="paragraph" style:parent-style-name="Standard">
      <style:text-properties officeooo:rsid="000ca58a" officeooo:paragraph-rsid="000ca58a"/>
    </style:style>
    <style:style style:name="P16" style:family="paragraph" style:parent-style-name="Standard">
      <style:text-properties officeooo:paragraph-rsid="00107089"/>
    </style:style>
    <style:style style:name="P17" style:family="paragraph" style:parent-style-name="Standard">
      <style:text-properties officeooo:rsid="001447f0" officeooo:paragraph-rsid="001447f0"/>
    </style:style>
    <style:style style:name="P18" style:family="paragraph" style:parent-style-name="Standard">
      <style:text-properties officeooo:rsid="00190caf" officeooo:paragraph-rsid="00190caf"/>
    </style:style>
    <style:style style:name="P19" style:family="paragraph" style:parent-style-name="Standard">
      <style:text-properties officeooo:rsid="000e4e66" officeooo:paragraph-rsid="00b17bc3"/>
    </style:style>
    <style:style style:name="P20" style:family="paragraph" style:parent-style-name="Header">
      <style:paragraph-properties fo:text-align="end" style:justify-single-word="false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29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30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31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32" style:family="paragraph" style:parent-style-name="List_20_Paragraph">
      <style:text-properties style:use-window-font-color="true"/>
    </style:style>
    <style:style style:name="P3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3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Quotations">
      <style:text-properties officeooo:paragraph-rsid="01221963"/>
    </style:style>
    <style:style style:name="P38" style:family="paragraph" style:parent-style-name="Quotations">
      <style:text-properties officeooo:paragraph-rsid="013c04f4"/>
    </style:style>
    <style:style style:name="P3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40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41" style:family="paragraph" style:parent-style-name="Text_20_body">
      <style:text-properties officeooo:rsid="00a15376" officeooo:paragraph-rsid="00a15376"/>
    </style:style>
    <style:style style:name="P42" style:family="paragraph" style:parent-style-name="Text_20_body">
      <style:text-properties officeooo:rsid="0037bfd5" officeooo:paragraph-rsid="00cab498"/>
    </style:style>
    <style:style style:name="P43" style:family="paragraph" style:parent-style-name="Text_20_body">
      <style:text-properties officeooo:rsid="015361f2" officeooo:paragraph-rsid="0159b4ba"/>
    </style:style>
    <style:style style:name="P44" style:family="paragraph" style:parent-style-name="Text_20_body">
      <style:text-properties officeooo:paragraph-rsid="0159b4ba"/>
    </style:style>
    <style:style style:name="P45" style:family="paragraph" style:parent-style-name="Heading_20_1" style:master-page-name="Converted2">
      <style:paragraph-properties style:page-number="3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text-align="center" style:justify-single-word="false" fo:break-before="page"/>
    </style:style>
    <style:style style:name="P48" style:family="paragraph" style:parent-style-name="Heading_20_2">
      <style:text-properties officeooo:paragraph-rsid="00ab8642"/>
    </style:style>
    <style:style style:name="P49" style:family="paragraph" style:parent-style-name="Heading_20_2">
      <style:text-properties officeooo:paragraph-rsid="0003cb05"/>
    </style:style>
    <style:style style:name="P50" style:family="paragraph" style:parent-style-name="Heading_20_2">
      <style:text-properties officeooo:paragraph-rsid="00246e2c"/>
    </style:style>
    <style:style style:name="P51" style:family="paragraph" style:parent-style-name="List_20_Paragraph" style:list-style-name="WWNum15"/>
    <style:style style:name="P52" style:family="paragraph" style:parent-style-name="List_20_Paragraph" style:list-style-name="WWNum15">
      <style:text-properties style:use-window-font-color="true"/>
    </style:style>
    <style:style style:name="P53" style:family="paragraph" style:parent-style-name="List_20_Paragraph" style:list-style-name="WWNum14">
      <style:text-properties style:use-window-font-color="true"/>
    </style:style>
    <style:style style:name="P54" style:family="paragraph" style:parent-style-name="List_20_Paragraph" style:list-style-name="WWNum14">
      <style:text-properties style:use-window-font-color="true" officeooo:paragraph-rsid="00b4f465"/>
    </style:style>
    <style:style style:name="P55" style:family="paragraph" style:parent-style-name="List_20_Paragraph" style:list-style-name="WWNum14">
      <style:text-properties officeooo:paragraph-rsid="00b4f465"/>
    </style:style>
    <style:style style:name="P56" style:family="paragraph" style:parent-style-name="Quotations">
      <loext:graphic-properties draw:fill-image-width="0cm" draw:fill-image-height="0cm"/>
      <style:paragraph-properties fo:text-align="start" style:justify-single-word="false" style:snap-to-layout-grid="false">
        <style:tab-stops/>
      </style:paragraph-properties>
      <style:text-properties officeooo:paragraph-rsid="0163a433"/>
    </style:style>
    <style:style style:name="P57" style:family="paragraph" style:parent-style-name="Quotations" style:master-page-name="">
      <loext:graphic-properties draw:fill-image-width="0cm" draw:fill-image-height="0cm"/>
      <style:paragraph-properties fo:text-align="start" style:justify-single-word="false" style:page-number="auto" style:snap-to-layout-grid="false">
        <style:tab-stops/>
      </style:paragraph-properties>
      <style:text-properties officeooo:paragraph-rsid="0163a433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font-size="11pt" style:font-name-asian="Calibri1" style:font-size-asian="11pt"/>
    </style:style>
    <style:style style:name="T3" style:family="text">
      <style:text-properties fo:letter-spacing="0.002cm"/>
    </style:style>
    <style:style style:name="T4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5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6" style:family="text">
      <style:text-properties officeooo:rsid="000297d4"/>
    </style:style>
    <style:style style:name="T7" style:family="text">
      <style:text-properties fo:font-variant="normal" fo:text-transform="none" fo:color="#000000" style:font-name="Arial2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normal" officeooo:rsid="0123f5ec"/>
    </style:style>
    <style:style style:name="T10" style:family="text">
      <style:text-properties fo:font-variant="normal" fo:text-transform="none" fo:color="#000000" style:font-name="Arial1" fo:font-size="12pt" fo:letter-spacing="normal" fo:font-style="normal" fo:font-weight="normal" officeooo:rsid="00feb3a3"/>
    </style:style>
    <style:style style:name="T11" style:family="text">
      <style:text-properties fo:font-variant="normal" fo:text-transform="none" fo:color="#000000" style:font-name="Arial1" fo:font-size="12pt" fo:letter-spacing="normal" fo:font-style="normal" fo:font-weight="normal" officeooo:rsid="01355449"/>
    </style:style>
    <style:style style:name="T12" style:family="text">
      <style:text-properties fo:font-variant="normal" fo:text-transform="none" fo:color="#000000" style:font-name="Arial1" fo:font-size="12pt" fo:letter-spacing="normal" fo:font-style="normal" fo:font-weight="normal" officeooo:rsid="01405e8b"/>
    </style:style>
    <style:style style:name="T13" style:family="text">
      <style:text-properties fo:font-variant="normal" fo:text-transform="none" fo:color="#000000" style:font-name="Arial1" fo:font-size="12pt" fo:letter-spacing="normal" fo:font-style="normal" fo:font-weight="normal" officeooo:rsid="0141900e"/>
    </style:style>
    <style:style style:name="T14" style:family="text">
      <style:text-properties fo:font-variant="normal" fo:text-transform="none" fo:color="#000000" style:font-name="Arial1" fo:font-size="12pt" fo:letter-spacing="normal" fo:font-style="normal" fo:font-weight="normal" officeooo:rsid="0142d810"/>
    </style:style>
    <style:style style:name="T15" style:family="text">
      <style:text-properties fo:font-variant="normal" fo:text-transform="none" fo:color="#000000" style:font-name="Arial1" fo:font-size="12pt" fo:letter-spacing="normal" fo:font-style="normal" fo:font-weight="normal" officeooo:rsid="01449bdf"/>
    </style:style>
    <style:style style:name="T16" style:family="text">
      <style:text-properties fo:font-variant="normal" fo:text-transform="none" fo:color="#c00000" style:font-name="Arial2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17" style:family="text">
      <style:text-properties fo:font-variant="normal" fo:text-transform="none" fo:color="#333333" style:font-name="verdana" fo:font-size="9.75pt" fo:letter-spacing="normal" fo:font-style="normal" fo:font-weight="normal"/>
    </style:style>
    <style:style style:name="T18" style:family="text">
      <style:text-properties officeooo:rsid="000e4e66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07089" style:font-style-asian="italic" style:font-style-complex="italic"/>
    </style:style>
    <style:style style:name="T21" style:family="text">
      <style:text-properties fo:font-style="italic" officeooo:rsid="000e4e66" style:font-style-asian="italic" style:font-style-complex="italic"/>
    </style:style>
    <style:style style:name="T22" style:family="text">
      <style:text-properties fo:font-style="italic" officeooo:rsid="00693bf8" style:font-style-asian="italic" style:font-style-complex="italic"/>
    </style:style>
    <style:style style:name="T23" style:family="text">
      <style:text-properties fo:font-style="italic" officeooo:rsid="006a0a37" style:font-style-asian="italic" style:font-style-complex="italic"/>
    </style:style>
    <style:style style:name="T24" style:family="text">
      <style:text-properties fo:font-style="italic" officeooo:rsid="006b4bee" style:font-style-asian="italic" style:font-style-complex="italic"/>
    </style:style>
    <style:style style:name="T25" style:family="text">
      <style:text-properties fo:font-style="italic" officeooo:rsid="0090ab23" style:font-style-asian="italic" style:font-style-complex="italic"/>
    </style:style>
    <style:style style:name="T26" style:family="text">
      <style:text-properties fo:font-style="italic" officeooo:rsid="00918cb2" style:font-style-asian="italic" style:font-style-complex="italic"/>
    </style:style>
    <style:style style:name="T27" style:family="text">
      <style:text-properties fo:font-style="italic" officeooo:rsid="0092547f" style:font-style-asian="italic" style:font-style-complex="italic"/>
    </style:style>
    <style:style style:name="T28" style:family="text">
      <style:text-properties fo:font-style="italic" officeooo:rsid="00675bb4" style:font-style-asian="italic" style:font-style-complex="italic"/>
    </style:style>
    <style:style style:name="T29" style:family="text">
      <style:text-properties fo:font-style="italic" officeooo:rsid="00b347ab" style:font-style-asian="italic" style:font-style-complex="italic"/>
    </style:style>
    <style:style style:name="T30" style:family="text">
      <style:text-properties fo:font-style="italic" officeooo:rsid="00c5ef24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07089" style:font-style-asian="normal" style:font-style-complex="normal"/>
    </style:style>
    <style:style style:name="T33" style:family="text">
      <style:text-properties fo:font-style="normal" officeooo:rsid="0024337b" style:font-style-asian="normal" style:font-style-complex="normal"/>
    </style:style>
    <style:style style:name="T34" style:family="text">
      <style:text-properties fo:font-style="normal" officeooo:rsid="0090ab23" style:font-style-asian="normal" style:font-style-complex="normal"/>
    </style:style>
    <style:style style:name="T35" style:family="text">
      <style:text-properties fo:font-style="normal" officeooo:rsid="00918cb2" style:font-style-asian="normal" style:font-style-complex="normal"/>
    </style:style>
    <style:style style:name="T36" style:family="text">
      <style:text-properties fo:font-style="normal" officeooo:rsid="0099351c" style:font-style-asian="normal" style:font-style-complex="normal"/>
    </style:style>
    <style:style style:name="T37" style:family="text">
      <style:text-properties fo:font-style="normal" officeooo:rsid="00b17bc3" style:font-style-asian="normal" style:font-style-complex="normal"/>
    </style:style>
    <style:style style:name="T38" style:family="text">
      <style:text-properties fo:font-style="normal" officeooo:rsid="00ce2f57" style:font-style-asian="normal" style:font-style-complex="normal"/>
    </style:style>
    <style:style style:name="T39" style:family="text">
      <style:text-properties fo:font-style="normal" officeooo:rsid="0148fb42" style:font-style-asian="normal" style:font-style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13691e" style:font-style-asian="normal" style:font-style-complex="normal"/>
    </style:style>
    <style:style style:name="T42" style:family="text">
      <style:text-properties fo:font-style="normal" style:text-underline-style="none" officeooo:rsid="00107089" style:font-style-asian="normal" style:font-style-complex="normal"/>
    </style:style>
    <style:style style:name="T43" style:family="text">
      <style:text-properties fo:font-style="normal" style:text-underline-style="none" officeooo:rsid="0017aa04" style:font-style-asian="normal" style:font-style-complex="normal"/>
    </style:style>
    <style:style style:name="T44" style:family="text">
      <style:text-properties fo:font-style="normal" style:text-underline-style="none" officeooo:rsid="00190caf" style:font-style-asian="normal" style:font-style-complex="normal"/>
    </style:style>
    <style:style style:name="T45" style:family="text">
      <style:text-properties fo:font-style="normal" style:text-underline-style="none" officeooo:rsid="001b93b1" style:font-style-asian="normal" style:font-style-complex="normal"/>
    </style:style>
    <style:style style:name="T46" style:family="text">
      <style:text-properties fo:font-style="normal" style:text-underline-style="none" officeooo:rsid="00859dbe" style:font-style-asian="normal" style:font-style-complex="normal"/>
    </style:style>
    <style:style style:name="T47" style:family="text">
      <style:text-properties fo:font-style="normal" style:text-underline-style="none" officeooo:rsid="00b3b274" style:font-style-asian="normal" style:font-style-complex="normal"/>
    </style:style>
    <style:style style:name="T48" style:family="text">
      <style:text-properties officeooo:rsid="00107089"/>
    </style:style>
    <style:style style:name="T49" style:family="text">
      <style:text-properties officeooo:rsid="0021d2a1"/>
    </style:style>
    <style:style style:name="T50" style:family="text">
      <style:text-properties officeooo:rsid="00270fdb"/>
    </style:style>
    <style:style style:name="T51" style:family="text">
      <style:text-properties officeooo:rsid="00299bdf"/>
    </style:style>
    <style:style style:name="T52" style:family="text">
      <style:text-properties style:font-name="Times New Roman" fo:font-style="italic" style:font-style-asian="italic" style:font-style-complex="italic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2aa1fb" style:font-weight-asian="normal" style:font-weight-complex="normal"/>
    </style:style>
    <style:style style:name="T55" style:family="text">
      <style:text-properties fo:font-weight="normal" officeooo:rsid="003d2a29" style:font-weight-asian="normal" style:font-weight-complex="normal"/>
    </style:style>
    <style:style style:name="T56" style:family="text">
      <style:text-properties fo:font-weight="normal" officeooo:rsid="013a3d11" style:font-weight-asian="normal" style:font-weight-complex="normal"/>
    </style:style>
    <style:style style:name="T57" style:family="text">
      <style:text-properties fo:font-weight="normal" officeooo:rsid="013c04f4" style:font-weight-asian="normal" style:font-weight-complex="normal"/>
    </style:style>
    <style:style style:name="T58" style:family="text">
      <style:text-properties officeooo:rsid="0041794e"/>
    </style:style>
    <style:style style:name="T59" style:family="text">
      <style:text-properties officeooo:rsid="0044e1b0"/>
    </style:style>
    <style:style style:name="T60" style:family="text">
      <style:text-properties officeooo:rsid="0058908b"/>
    </style:style>
    <style:style style:name="T61" style:family="text">
      <style:text-properties officeooo:rsid="0065bf77"/>
    </style:style>
    <style:style style:name="T62" style:family="text">
      <style:text-properties officeooo:rsid="00675bb4"/>
    </style:style>
    <style:style style:name="T63" style:family="text">
      <style:text-properties officeooo:rsid="006b9026"/>
    </style:style>
    <style:style style:name="T64" style:family="text">
      <style:text-properties officeooo:rsid="006ba651"/>
    </style:style>
    <style:style style:name="T65" style:family="text">
      <style:text-properties officeooo:rsid="006bdb7c"/>
    </style:style>
    <style:style style:name="T66" style:family="text">
      <style:text-properties officeooo:rsid="006c2715"/>
    </style:style>
    <style:style style:name="T67" style:family="text">
      <style:text-properties officeooo:rsid="007d81a9"/>
    </style:style>
    <style:style style:name="T68" style:family="text">
      <style:text-properties officeooo:rsid="007eb5d9"/>
    </style:style>
    <style:style style:name="T69" style:family="text">
      <style:text-properties officeooo:rsid="007fb64b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officeooo:rsid="00b4f465"/>
    </style:style>
    <style:style style:name="T72" style:family="text">
      <style:text-properties officeooo:rsid="00859dbe"/>
    </style:style>
    <style:style style:name="T73" style:family="text">
      <style:text-properties officeooo:rsid="008fb63d"/>
    </style:style>
    <style:style style:name="T74" style:family="text">
      <style:text-properties officeooo:rsid="0090ab23"/>
    </style:style>
    <style:style style:name="T75" style:family="text">
      <style:text-properties officeooo:rsid="0093bef4"/>
    </style:style>
    <style:style style:name="T76" style:family="text">
      <style:text-properties style:font-name="Arial2" fo:font-style="normal" style:font-style-asian="normal" style:font-style-complex="normal"/>
    </style:style>
    <style:style style:name="T77" style:family="text">
      <style:text-properties style:font-name="Arial2" fo:font-style="normal" officeooo:rsid="0093bef4" style:font-style-asian="normal" style:font-style-complex="normal"/>
    </style:style>
    <style:style style:name="T78" style:family="text">
      <style:text-properties officeooo:rsid="00979435"/>
    </style:style>
    <style:style style:name="T79" style:family="text">
      <style:text-properties officeooo:rsid="009e7265"/>
    </style:style>
    <style:style style:name="T80" style:family="text">
      <style:text-properties officeooo:rsid="00a15376"/>
    </style:style>
    <style:style style:name="T81" style:family="text">
      <style:text-properties officeooo:rsid="00b17bc3"/>
    </style:style>
    <style:style style:name="T82" style:family="text">
      <style:text-properties officeooo:rsid="00b5ad48"/>
    </style:style>
    <style:style style:name="T83" style:family="text">
      <style:text-properties officeooo:rsid="00b98379"/>
    </style:style>
    <style:style style:name="T84" style:family="text">
      <style:text-properties officeooo:rsid="00ba2887"/>
    </style:style>
    <style:style style:name="T85" style:family="text">
      <style:text-properties officeooo:rsid="00bbbc57"/>
    </style:style>
    <style:style style:name="T86" style:family="text">
      <style:text-properties officeooo:rsid="00bc45db"/>
    </style:style>
    <style:style style:name="T87" style:family="text">
      <style:text-properties officeooo:rsid="00be3535"/>
    </style:style>
    <style:style style:name="T88" style:family="text">
      <style:text-properties officeooo:rsid="00c010b4"/>
    </style:style>
    <style:style style:name="T89" style:family="text">
      <style:text-properties officeooo:rsid="00c3a013"/>
    </style:style>
    <style:style style:name="T90" style:family="text">
      <style:text-properties officeooo:rsid="00c495a8"/>
    </style:style>
    <style:style style:name="T91" style:family="text">
      <style:text-properties officeooo:rsid="00c5ef24"/>
    </style:style>
    <style:style style:name="T92" style:family="text">
      <style:text-properties officeooo:rsid="00c6ede1"/>
    </style:style>
    <style:style style:name="T93" style:family="text">
      <style:text-properties officeooo:rsid="002aa1fb"/>
    </style:style>
    <style:style style:name="T94" style:family="text">
      <style:text-properties officeooo:rsid="00d24bc4"/>
    </style:style>
    <style:style style:name="T95" style:family="text">
      <style:text-properties officeooo:rsid="00eb95ae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language="en" fo:country="US"/>
    </style:style>
    <style:style style:name="T98" style:family="text">
      <style:text-properties fo:language="en" fo:country="US" fo:font-weight="bold" style:font-weight-asian="bold" style:font-weight-complex="bold"/>
    </style:style>
    <style:style style:name="T99" style:family="text">
      <style:text-properties fo:language="en" fo:country="US" fo:font-weight="bold" officeooo:rsid="00f91e72" style:font-weight-asian="bold" style:font-weight-complex="bold"/>
    </style:style>
    <style:style style:name="T100" style:family="text">
      <style:text-properties fo:language="en" fo:country="US" fo:font-weight="normal" officeooo:rsid="00f91e72" style:font-weight-asian="normal" style:font-weight-complex="normal"/>
    </style:style>
    <style:style style:name="T101" style:family="text">
      <style:text-properties fo:language="en" fo:country="US" fo:font-weight="normal" officeooo:rsid="0157ada0" style:font-weight-asian="normal" style:font-weight-complex="normal"/>
    </style:style>
    <style:style style:name="T102" style:family="text">
      <style:text-properties fo:language="en" fo:country="US" fo:font-weight="normal" officeooo:rsid="013a3d11" style:font-weight-asian="normal" style:font-weight-complex="normal"/>
    </style:style>
    <style:style style:name="T103" style:family="text">
      <style:text-properties fo:language="en" fo:country="US" fo:font-weight="normal" officeooo:rsid="013c04f4" style:font-weight-asian="normal" style:font-weight-complex="normal"/>
    </style:style>
    <style:style style:name="T104" style:family="text">
      <style:text-properties fo:language="en" fo:country="US" officeooo:rsid="00f91e72"/>
    </style:style>
    <style:style style:name="T105" style:family="text">
      <style:text-properties fo:language="en" fo:country="US" fo:background-color="transparent" loext:char-shading-value="0"/>
    </style:style>
    <style:style style:name="T106" style:family="text">
      <style:text-properties fo:language="en" fo:country="US" officeooo:rsid="0136918d"/>
    </style:style>
    <style:style style:name="T107" style:family="text">
      <style:text-properties fo:language="pt" fo:country="BR"/>
    </style:style>
    <style:style style:name="T108" style:family="text">
      <style:text-properties officeooo:rsid="011f5931"/>
    </style:style>
    <style:style style:name="T109" style:family="text">
      <style:text-properties officeooo:rsid="0136918d"/>
    </style:style>
    <style:style style:name="T110" style:family="text">
      <style:text-properties officeooo:rsid="013e837f"/>
    </style:style>
    <style:style style:name="T111" style:family="text">
      <style:text-properties officeooo:rsid="01418ff0"/>
    </style:style>
    <style:style style:name="T112" style:family="text">
      <style:text-properties officeooo:rsid="01547acc"/>
    </style:style>
    <style:style style:name="T113" style:family="text">
      <style:text-properties officeooo:rsid="016416b8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FAESA CENTRO UNIVERSITÁRIO</text:p>
      <text:p text:style-name="P21">CIÊNCIA DA COMPUTAÇÃO</text:p>
      <text:p text:style-name="P21"/>
      <text:p text:style-name="P23"/>
      <text:p text:style-name="P21"/>
      <text:p text:style-name="P21"/>
      <text:p text:style-name="P21">RAFAEL DE OLIVEIRA COSTA</text:p>
      <text:p text:style-name="P21">ROBSON SANTOS RODRIGUES</text:p>
      <text:p text:style-name="P21"/>
      <text:p text:style-name="P21"/>
      <text:p text:style-name="P21"/>
      <text:p text:style-name="P21"/>
      <text:p text:style-name="P21"/>
      <text:p text:style-name="P21"/>
      <text:p text:style-name="P25">VISÃO COMPUTACIONAL E REDES NEURAIS ARTIFICIAIS PARA ENSINAR UM COMPUTADOR A JOGAR MEGA MAN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VITÓRIA</text:p>
      <text:p text:style-name="P26">2018</text:p>
      <text:p text:style-name="P40">RAFAEL DE OLIVEIRA COSTA</text:p>
      <text:p text:style-name="P21">ROBSON SANTOS RODRIGUE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VISÃO COMPUTACIONAL E REDES NEURAIS ARTIFICIAIS PARA ENSINAR UM COMPUTADOR A JOGAR MEGA MAN</text:p>
      <text:p text:style-name="P29"/>
      <text:p text:style-name="P29"/>
      <text:p text:style-name="P29"/>
      <text:p text:style-name="P30"/>
      <text:p text:style-name="P31"><text:span text:style-name="T2">Projeto de Pesquisa do Trabalho de Conclusão do Curso de Graduação em Ciência da Computação apresentado ao </text:span><text:span text:style-name="T4">Faesa Centro Universitári</text:span><text:span text:style-name="T5">o</text:span><text:span text:style-name="T2">, sob orientação do prof. </text:span><text:span text:style-name="T7">Howard Roatti</text:span><text:span text:style-name="T16">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22"><text:bookmark text:name="_GoBack"/></text:p>
      <text:p text:style-name="P26"/>
      <text:p text:style-name="P26">VITÓRIA</text:p>
      <text:p text:style-name="P26">201<text:span text:style-name="T6">8</text:span></text:p>
      <text:p text:style-name="P23"><text:soft-page-break/>SUMÁRIO</text:p>
      <text:table-of-content text:style-name="Sect1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503_1894743545" text:style-name="Internet_20_link" text:visited-style-name="Visited_20_Internet_20_Link"><text:s/>1 INTRODUÇÃO</text:a><text:a xlink:type="simple" xlink:href="#__RefHeading___Toc503_1894743545" text:style-name="Internet_20_link" text:visited-style-name="Visited_20_Internet_20_Link"><text:span text:style-name="T53"><text:tab/>3</text:span></text:a></text:p>
          <text:p text:style-name="P35"><text:a xlink:type="simple" xlink:href="#__RefHeading___Toc313_1736947057" text:style-name="Internet_20_link" text:visited-style-name="Visited_20_Internet_20_Link"><text:s/>1.1 PROBLEMA<text:tab/>3</text:a></text:p>
          <text:p text:style-name="P35"><text:a xlink:type="simple" xlink:href="#__RefHeading___Toc315_1736947057" text:style-name="Internet_20_link" text:visited-style-name="Visited_20_Internet_20_Link"><text:s/>1.2 FORMULAÇÃO DO PROBLEMA<text:tab/>4</text:a></text:p>
          <text:p text:style-name="P35"><text:a xlink:type="simple" xlink:href="#__RefHeading___Toc317_1736947057" text:style-name="Internet_20_link" text:visited-style-name="Visited_20_Internet_20_Link"><text:s/>1.3 HIPÓTESE<text:tab/>4</text:a></text:p>
          <text:p text:style-name="P35"><text:a xlink:type="simple" xlink:href="#__RefHeading___Toc319_1736947057" text:style-name="Internet_20_link" text:visited-style-name="Visited_20_Internet_20_Link"><text:s/>1.4 OBJETIVOS<text:tab/>4</text:a></text:p>
          <text:p text:style-name="P36"><text:a xlink:type="simple" xlink:href="#__RefHeading___Toc323_1736947057" text:style-name="Internet_20_link" text:visited-style-name="Visited_20_Internet_20_Link"><text:s/>1.4.1 Objetivo Geral<text:tab/>4</text:a></text:p>
          <text:p text:style-name="P36"><text:a xlink:type="simple" xlink:href="#__RefHeading___Toc505_1894743545" text:style-name="Internet_20_link" text:visited-style-name="Visited_20_Internet_20_Link"><text:s/>1.4.2 Objetivos específicos<text:tab/>4</text:a></text:p>
          <text:p text:style-name="P35"><text:a xlink:type="simple" xlink:href="#__RefHeading___Toc507_1894743545" text:style-name="Internet_20_link" text:visited-style-name="Visited_20_Internet_20_Link"><text:s/>1.5 JUSTIFICATIVA<text:tab/>5</text:a></text:p>
          <text:p text:style-name="P34"><text:a xlink:type="simple" xlink:href="#__RefHeading___Toc733_2708786792" text:style-name="Internet_20_link" text:visited-style-name="Visited_20_Internet_20_Link"><text:s/>2 REFERENCIAL TEÓRICO<text:tab/>5</text:a></text:p>
          <text:p text:style-name="P35"><text:a xlink:type="simple" xlink:href="#__RefHeading___Toc548_1971144071" text:style-name="Internet_20_link" text:visited-style-name="Visited_20_Internet_20_Link"><text:s/>2.1 APRENDIZADO DE MÁQUINA<text:tab/>5</text:a></text:p>
          <text:p text:style-name="P35"><text:a xlink:type="simple" xlink:href="#__RefHeading___Toc1014_426561743" text:style-name="Internet_20_link" text:visited-style-name="Visited_20_Internet_20_Link"><text:s/>2.2 APRENDIZAGEM PROFUNDA<text:tab/>6</text:a></text:p>
          <text:p text:style-name="P35"><text:a xlink:type="simple" xlink:href="#__RefHeading___Toc1270_426561743" text:style-name="Internet_20_link" text:visited-style-name="Visited_20_Internet_20_Link"><text:s/>2.3 REDES NEURAIS ARTIFICIAIS<text:tab/>6</text:a></text:p>
          <text:p text:style-name="P35"><text:a xlink:type="simple" xlink:href="#__RefHeading___Toc560_1971144071" text:style-name="Internet_20_link" text:visited-style-name="Visited_20_Internet_20_Link"><text:s/>2.4 APRENDIZADO POR REFORÇO<text:tab/>6</text:a></text:p>
          <text:p text:style-name="P35"><text:a xlink:type="simple" xlink:href="#__RefHeading___Toc550_1971144071" text:style-name="Internet_20_link" text:visited-style-name="Visited_20_Internet_20_Link"><text:s/>2.5 VISÃO COMPUTACIONAL<text:tab/>7</text:a></text:p>
          <text:p text:style-name="P36"><text:a xlink:type="simple" xlink:href="#__RefHeading___Toc552_1971144071" text:style-name="Internet_20_link" text:visited-style-name="Visited_20_Internet_20_Link"><text:s/>2.5.1 OpenCV<text:tab/>7</text:a></text:p>
          <text:p text:style-name="P36"><text:a xlink:type="simple" xlink:href="#__RefHeading___Toc554_1971144071" text:style-name="Internet_20_link" text:visited-style-name="Visited_20_Internet_20_Link"><text:s/>2.5.2 Python-mss<text:tab/>8</text:a></text:p>
          <text:p text:style-name="P34"><text:a xlink:type="simple" xlink:href="#__RefHeading___Toc1482_858807803" text:style-name="Internet_20_link" text:visited-style-name="Visited_20_Internet_20_Link"><text:s/>3 METODOLOGIA<text:tab/>9</text:a></text:p>
          <text:p text:style-name="P34"><text:a xlink:type="simple" xlink:href="#__RefHeading___Toc1016_426561743" text:style-name="Internet_20_link" text:visited-style-name="Visited_20_Internet_20_Link"><text:s/>4 CRONOGRAMA<text:tab/>10</text:a></text:p>
          <text:p text:style-name="P34"><text:a xlink:type="simple" xlink:href="#__RefHeading___Toc1018_426561743" text:style-name="Internet_20_link" text:visited-style-name="Visited_20_Internet_20_Link">REFERÊNCIAS<text:tab/>11</text:a></text:p>
        </text:index-body>
      </text:table-of-content>
      <text:p text:style-name="P23"/>
      <text:p text:style-name="P23"/>
      <text:p text:style-name="P23"/>
      <text:p text:style-name="P23"/>
      <text:h text:style-name="P45" text:outline-level="1"><text:bookmark-start text:name="__RefHeading___Toc503_1894743545"/><text:bookmark-start text:name="_Toc524189383"/>INTRODUÇÃO<text:bookmark-end text:name="__RefHeading___Toc503_1894743545"/><text:bookmark-end text:name="_Toc524189383"/></text:h>
      <text:p text:style-name="P15"><text:span text:style-name="T49">Diversos projetos fazem uso de</text:span> inteligência artificial<text:span text:style-name="T95">(IA)</text:span> para jogar jogos dos mais variados tipos, porém <text:span text:style-name="T49">poucos utilizam</text:span> um meio comum ao ser humano: a visão. <text:span text:style-name="T49">O ser humano utiliza</text:span> a visão para obter informações sobre um jogo qualquer e, com base no que está vendo, toma <text:span text:style-name="T62">decisões </text:span>buscando cumprir seu objetivo.</text:p>
      <text:p text:style-name="P15">Com a evolução dos computadores em relação <text:span text:style-name="T81">à</text:span> velocidade de processamento, <text:span text:style-name="T62">quantidades maiores de memória</text:span> e técnicas <text:span text:style-name="T62">algorítmicas</text:span> mais avançadas, é possível pensar em um computador imitando esse comportamento.</text:p>
      <text:p text:style-name="P19">O jogo usado para a demonstração foi o <text:span text:style-name="T19">Mega </text:span><text:span text:style-name="T28">M</text:span><text:span text:style-name="T19">an 3</text:span>, um famoso jogo de plataforma lançado para o console <text:span text:style-name="T19">Nintendo </text:span><text:span text:style-name="T22">Entertainment</text:span><text:span text:style-name="T19"> </text:span><text:span text:style-name="T22">S</text:span><text:span text:style-name="T29">y</text:span><text:span text:style-name="T22">stem </text:span><text:span text:style-name="T37">(</text:span><text:span text:style-name="T31">NES) no ano de 1990. O jogo funciona de uma forma simples: escolhe-se uma fase, chega-</text:span><text:span text:style-name="T33">se</text:span><text:span text:style-name="T31"> ao fim da fase </text:span><text:span text:style-name="T33">passando por inimigos e obstáculos</text:span><text:span text:style-name="T31">, derrota-</text:span><text:span text:style-name="T33">se</text:span><text:span text:style-name="T31"> o chefe, e </text:span><text:span text:style-name="T33">o processo se repete para o restante das fases, variando os obstáculos e inimigos</text:span><text:span text:style-name="T31">.</text:span></text:p>
      <text:p text:style-name="P15">Neste trabalho será <text:span text:style-name="T18">dada uma demonstração da possibilidade de se ensinar um computador a jogar </text:span><text:span text:style-name="T21">videogame</text:span><text:span text:style-name="T18"> como um ser humano, usando a visão como entrada de dados.</text:span></text:p>
      <text:h text:style-name="P48" text:outline-level="2"><text:bookmark-start text:name="__RefHeading___Toc313_1736947057"/><text:bookmark-start text:name="_Toc524189384"/>PROBLEMA<text:bookmark-end text:name="__RefHeading___Toc313_1736947057"/><text:bookmark-end text:name="_Toc524189384"/></text:h>
      <text:p text:style-name="P16"><text:span text:style-name="T48">Existem projetos que demonstram a possibilidade de ensinar um computador a jogar </text:span><text:span text:style-name="T20">videogame</text:span><text:span text:style-name="T48">, como o projeto MarI/O. Nele, um computador é instruído a completar uma fase de </text:span><text:span text:style-name="T20">Super Mario Wor</text:span><text:span text:style-name="T23">l</text:span><text:span text:style-name="T20">d</text:span><text:span text:style-name="T32">, coletando informações da memória do emulador e usando como entrada para treinar a </text:span><text:span text:style-name="T42">Rede Neura</text:span><text:span text:style-name="T41">l que ele possui</text:span><text:span text:style-name="T42">.</text:span></text:p>
      <text:p text:style-name="P17"><text:span text:style-name="T42">O </text:span><text:span text:style-name="T40">problema proposto por este trabalho é parecido em muita coisa com o MarI/O, no que diz respeito a tomadas de decisão, já que ambos os jogos são de plataforma e </text:span><text:span text:style-name="T46">o </text:span><text:span text:style-name="T40">objetivo é chegar ao fim d</text:span><text:span text:style-name="T43">e uma</text:span><text:span text:style-name="T40"> fase. </text:span><text:span text:style-name="T44">A ideia de como o personagem </text:span><text:span text:style-name="T47">desse</text:span><text:span text:style-name="T44"> projeto toma as decisões provavelmente será considerada ao longo </text:span><text:span text:style-name="T47">desse</text:span><text:span text:style-name="T44"> trabalho, sendo usado várias vezes para consulta.</text:span></text:p>
      <text:p text:style-name="P18"><text:span text:style-name="T40">Já na </text:span><text:span text:style-name="T45">área</text:span><text:span text:style-name="T40"> de visão computacional existe uma variedade enorme de algoritmos e projetos que tem como objetivo a detecção de objetos, necessária para a alimentação do algoritmo de tomada de decisão </text:span><text:span text:style-name="T45">de controle do personagem</text:span><text:span text:style-name="T40">.</text:span></text:p>
      <text:h text:style-name="Heading_20_2" text:outline-level="2"><text:bookmark-start text:name="_Toc524189385"/><text:bookmark-start text:name="__RefHeading___Toc315_1736947057"/><text:soft-page-break/>FORMULAÇÃO DO PROBLEMA<text:bookmark-end text:name="_Toc524189385"/><text:bookmark-end text:name="__RefHeading___Toc315_1736947057"/></text:h>
      <text:p text:style-name="P6">É possível ensinar o computador a jogar um jogo de <text:span text:style-name="T24">videogame</text:span><text:span text:style-name="T1"> </text:span>utilizando como entrada para o processamento somente imagens, de tal maneira a simular, <text:s/><text:span text:style-name="T72">de forma eficiente,</text:span> o que o ser humano faz?</text:p>
      <text:h text:style-name="P49" text:outline-level="2"><text:bookmark-start text:name="__RefHeading___Toc317_1736947057"/><text:bookmark-start text:name="_Toc524189386"/>HIPÓTESE<text:bookmark-end text:name="__RefHeading___Toc317_1736947057"/><text:bookmark-end text:name="_Toc524189386"/></text:h>
      <text:p text:style-name="P5">É possível desenvolver um programa inteligente que consiga jogar <text:span text:style-name="T19">Mega Man</text:span> usando como entrada apenas a tela do jogo, utilizando pra isso técnicas de visão computacional e redes neurais artificiais.</text:p>
      <text:h text:style-name="P49" text:outline-level="2"><text:bookmark-start text:name="__RefHeading___Toc319_1736947057"/><text:bookmark-start text:name="_Toc524189387"/>OBJETIVOS<text:bookmark-end text:name="__RefHeading___Toc319_1736947057"/><text:bookmark-end text:name="_Toc524189387"/></text:h>
      <text:h text:style-name="Heading_20_3" text:outline-level="3"><text:bookmark-start text:name="_Toc524189388"/><text:bookmark-start text:name="__RefHeading___Toc323_1736947057"/>Objetivo Geral<text:bookmark-end text:name="_Toc524189388"/><text:bookmark-end text:name="__RefHeading___Toc323_1736947057"/></text:h>
      <text:p text:style-name="Text_20_body">Desenvolver uma <text:span text:style-name="T67">agente inteligente</text:span> que possa jogar <text:span text:style-name="T19">Mega Ma</text:span>n utilizando como entrada dados obtidos por visão computacional. No fim do experimento, o computado<text:span text:style-name="T72">r</text:span> deverá conseguir jogar relativamente bem, evitando danos dos inimigos e desenvolvendo maneiras próprias de derrotar o oponente final d<text:span text:style-name="T68">a</text:span> fase.</text:p>
      <text:h text:style-name="Heading_20_3" text:outline-level="3"><text:bookmark-start text:name="__RefHeading___Toc505_1894743545"/><text:bookmark-start text:name="_Toc524189389"/>Objetivos<text:span text:style-name="T3"> </text:span>específicos<text:bookmark-end text:name="__RefHeading___Toc505_1894743545"/><text:bookmark-end text:name="_Toc524189389"/></text:h>
      <text:list xml:id="list1961256810507647290" text:style-name="WWNum15">
        <text:list-item>
          <text:p text:style-name="P51">Emular o jogo e capturar a tela <text:span text:style-name="T49">para</text:span><text:span text:style-name="T1"> </text:span>u<text:span text:style-name="T70">tilizá-la em código;</text:span></text:p>
        </text:list-item>
        <text:list-item>
          <text:p text:style-name="P52">Aplicar técnicas de visão <text:span text:style-name="T60">para processar as imagens obtidas;</text:span></text:p>
        </text:list-item>
      </text:list>
      <text:list xml:id="list8572351730090977549" text:style-name="WWNum14">
        <text:list-item>
          <text:p text:style-name="P53">Extrair informações úteis a partir dos dados gerados pela visão;</text:p>
        </text:list-item>
        <text:list-item>
          <text:p text:style-name="P54">Desenvolver uma IA que consiga aprender a lógica do jogo;</text:p>
        </text:list-item>
        <text:list-item>
          <text:p text:style-name="P55"><text:span text:style-name="T71">A</text:span><text:span text:style-name="T70">valiar o sucesso </text:span><text:span text:style-name="T71">e o</text:span><text:span text:style-name="T70"> fracasso a partir das informações obtidas pela visão</text:span><text:bookmark text:name="_Toc524189390"/><text:span text:style-name="T70">.</text:span></text:p>
        </text:list-item>
      </text:list>
      <text:p text:style-name="P32"/>
      <text:p text:style-name="P32"/>
      <text:p text:style-name="P32"/>
      <text:p text:style-name="P32"/>
      <text:h text:style-name="Heading_20_2" text:outline-level="2"><text:bookmark-start text:name="__RefHeading___Toc507_1894743545"/><text:soft-page-break/>JUSTIFICATIVA<text:bookmark-end text:name="__RefHeading___Toc507_1894743545"/></text:h>
      <text:p text:style-name="P8">Uma m<text:span text:style-name="T61">á</text:span>quina que utiliza a<text:span text:style-name="T64"> </text:span>visão e redes neurais para tomar decisões que a leve a cumprir o objetivo de um jogo, poderia usar o mesmo tipo de técnica para realizar outros tipos de tarefas. A demonstração prática desse trabalho visa <text:span text:style-name="T72">mostrar </text:span>que a inteligência artificial atingiu um nível mínimo de maturidade que abre um leque de <text:span text:style-name="T63">possibilidades</text:span>, por exemplo, automatização de seleção de melhores legumes em um <text:s/>processo de separação, carros, caminhões e ônibus autônomos, sistemas de busca por pessoas desaparecidas ligados em uma grande rede de câmeras conectadas ou até mesmo automatizar a compra <text:span text:style-name="T69">e venda</text:span> de ações na bolsa de valores.</text:p>
      <text:h text:style-name="Heading_20_1" text:outline-level="1"><text:bookmark-start text:name="__RefHeading___Toc733_2708786792"/><text:span text:style-name="T65">REFERENCIAL</text:span> TEÓRICO<text:bookmark-end text:name="__RefHeading___Toc733_2708786792"/></text:h>
      <text:p text:style-name="Text_20_body">Neste <text:span text:style-name="T65">capítulo</text:span> ser<text:span text:style-name="T82">ão</text:span> evidenciad<text:span text:style-name="T82">as</text:span>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58">Á</text:span>QUINA<text:bookmark-end text:name="__RefHeading___Toc548_1971144071"/></text:h>
      <text:p text:style-name="P2">Uma área onde o foco de estudo é ensinar <text:span text:style-name="T83">ao</text:span> computador a aprender com base em <text:s/>experiências, <text:span text:style-name="T87">por exemplo</text:span>, imagine a situação de<text:span text:style-name="T59"> ratos e iscas envenenadas. Ao encontrar um novo alimento com características diferentes, os ratos o comem em menor quantidade. Essa nova alimentação produzirá um estado fisiológico. Se o novo estado for ruim, ou seja, causar mal-estar aos animais, ela será associada a esse estado e, futuramente eles ignorarão qualquer comida com essas características (SHWARTZ; DAVID, 2014, p. 19, tradução nossa).</text:span></text:p>
      <text:p text:style-name="P4"><text:span text:style-name="T84">Analisando </text:span>essa situação por um lado simplista, <text:span text:style-name="T84">e comparando com o computador ,</text:span> bastaria <text:span text:style-name="T85">fazê-lo</text:span> memorizar uma grande quantidade de dados e compará-los a<text:span text:style-name="T66"> </text:span>entrada para chegar em um resultado. <text:span text:style-name="T86">M</text:span>as, e se a entrada não existir no conteúdo armazenado? A diferença dessa abordagem simples com o que os ratos fizeram está na capacidade de generalização. <text:span text:style-name="T86">D</text:span>epois de passarem pela experiência, <text:span text:style-name="T111">os ratos</text:span> conseguem generalizar qualquer entrada (comida)<text:span text:style-name="T66">. </text:span>Uma máquina que aprende é aquela que ao ser treinada consegue generalizar qualquer entrada <text:span text:style-name="T66">reconhecendo</text:span> padrões (SHWARTZ; DAVID, 2014, p. 20, tradução nossa).</text:p>
      <text:p text:style-name="P12"/>
      <text:h text:style-name="Heading_20_2" text:outline-level="2"><text:bookmark-start text:name="__RefHeading___Toc1014_426561743"/><text:soft-page-break/>APRENDIZAGEM PROFUNDA <text:bookmark-end text:name="__RefHeading___Toc1014_426561743"/></text:h>
      <text:p text:style-name="P33"><text:span text:style-name="T8">Aprendizagem profunda </text:span><text:span text:style-name="T13">é um subárea de </text:span><text:span text:style-name="T14">Aprendizado</text:span><text:span text:style-name="T13"> de Máquina. T</text:span><text:span text:style-name="T8">em esse nome po</text:span><text:span text:style-name="T12">is </text:span><text:span text:style-name="T8">faz uso de múltiplas camadas de processamento no aprendizado. O advento dessa técnica já permitiu ótimos resultados no reconhecimento de fala, detecção de objetos e até mesmo </text:span><text:span text:style-name="T9">na </text:span><text:span text:style-name="T8">descoberta de novos medicamentos. Alguns algoritmos de Aprendizagem Profunda como Rede Convolucionais e Redes Recorrentes trouxeram </text:span><text:span text:style-name="T10">grandes melhorias</text:span><text:span text:style-name="T8"> no campo de IA. O primeiro trouxe melhora no processamento de imagens, vídeos fala e áudio. Enquanto o segundo ajudou a trabalhar com fala e texto. </text:span><text:span text:style-name="T12">O conjunto dessas</text:span><text:span text:style-name="T15"> </text:span><text:span text:style-name="T12">camadas é o que forma uma</text:span><text:span text:style-name="T11"> Rede Neural Artificial (</text:span>LECUN; BENGIO; HINTON, <text:span text:style-name="T110">2015, p. 1, tradução nossa).</text:span></text:p>
      <text:h text:style-name="Heading_20_2" text:outline-level="2"><text:bookmark-start text:name="__RefHeading___Toc1270_426561743"/>REDES NEURAIS ARTIFICIAIS<text:bookmark-end text:name="__RefHeading___Toc1270_426561743"/></text:h>
      <text:p text:style-name="P43">Rede Neurais Artificiais se baseiam na teoria do funcionamento do cérebro, em especial os neurônios. <text:span text:style-name="T112">É sabido que o cérebro possui um alto poder de processamento, sendo capaz de realizar tarefas como reconhecimento de padrões, percepção e controle motor de tal maneira que nenhum computador ainda consegue fazer. Com o poder computacional existente é possível simular o comportamento cerebral de maneira a realizar uma tarefa específica. </text:span></text:p>
      <text:p text:style-name="P44"><text:span text:style-name="T112">Uma característica interessante do neurônio e muito útil em uma Rede Neural é a sua plasticidade, ou seja, ser capaz de se adaptar ao ambiente. Em Redes Neurais, a conexão maciça desses neurônios é a responsável pela habilidade de se adaptar ao meio (HAYKIN, 2001, p. 27).</text:span></text:p>
      <text:h text:style-name="Heading_20_2" text:outline-level="2"><text:bookmark-start text:name="__RefHeading___Toc560_1971144071"/>A<text:span text:style-name="T50">PRENDIZADO POR REFORÇO</text:span><text:bookmark-end text:name="__RefHeading___Toc560_1971144071"/></text:h>
      <text:p text:style-name="Text_20_body"><text:bookmark-start text:name="__RefHeading___Toc654_404639419"/>Aprendizado por reforço é o proble<text:span text:style-name="T78">ma</text:span> encarado por um agente que deve aprender um comportamento em um ambiente dinâmico através de tentativa e erro.<text:bookmark-end text:name="__RefHeading___Toc654_404639419"/></text:p>
      <text:p text:style-name="Text_20_body"><text:bookmark-start text:name="__RefHeading___Toc656_404639419"/>Existem duas estratégias principais para resolver problemas de aprendizagem por reforço. A primeira <text:span text:style-name="T73">é buscar em um espaço de comportamentos, um que funcione bem no ambiente. Essa estratégica é usada pelos algoritmos genéticos e pela programação genética. A segunda forma é usar técnicas estatísticas e métodos de </text:span><text:soft-page-break/><text:span text:style-name="T73">programação dinâmica para estimar a utilidade de tomar uma ação em determinado estado do mundo.</text:span><text:bookmark-end text:name="__RefHeading___Toc656_404639419"/></text:p>
      <text:p text:style-name="Text_20_body"><text:span text:style-name="T74">Em um modelo normal de aprendizagem por reforço, um agente é conectado com um ambiente via sensores e atuadores. Em cada passo de interação, o agente recebe uma entrada </text:span><text:span text:style-name="T25">i, </text:span><text:span text:style-name="T38">e</text:span><text:span text:style-name="T25"> </text:span><text:span text:style-name="T34">algum indicador do estado atual, </text:span><text:span text:style-name="T26">s</text:span><text:span text:style-name="T35">, do ambiente</text:span><text:span text:style-name="T34">. </text:span><text:span text:style-name="T35">O agente então, escolhe uma ação, </text:span><text:span text:style-name="T26">a</text:span><text:span text:style-name="T35">, que gera uma </text:span><text:span text:style-name="T36">saída.</text:span><text:span text:style-name="T74"> A ação altera o estado do ambiente, e o valor dessa transição de estado é comunicada ao agente através de um sinal de reforço, </text:span><text:span text:style-name="T27">r</text:span><text:span text:style-name="T74">. O comportamento do agente deve escolher ações que tendem a aumentar a soma dos sinais de reforço recebidos ao longo do tempo.</text:span></text:p>
      <text:p text:style-name="Text_20_body"><text:span text:style-name="T75">O trabalho do agente é encontrar uma política </text:span><text:span text:style-name="T52">π</text:span><text:span text:style-name="T76">, </text:span><text:span text:style-name="T77">mapeando estados para ações, que maximizam alguma medida de reforço a longo prazo </text:span><text:span text:style-name="T51">(KAELBLING; LITTMAN; </text:span><text:span text:style-name="T54">MOORE, 1996, p. 238, </text:span><text:span text:style-name="T55">tradução nossa</text:span><text:span text:style-name="T54">).</text:span></text:p>
      <text:h text:style-name="P50" text:outline-level="2"><text:bookmark-start text:name="__RefHeading___Toc550_1971144071"/>VISÃO COMPUTACIONAL<text:bookmark-end text:name="__RefHeading___Toc550_1971144071"/></text:h>
      <text:p text:style-name="P9">Visão computacional é o estudo da extração de informação de uma imagem; mais especificamente, é a construção de descrições explícitas e claras dos objetos em uma imagem. Difere do processamento de imagens porque, enquanto ele se trata apenas da transformação de imagens em outras imagens, <text:span text:style-name="T88">a visão computacional</text:span> trata explicitamente da obtenção e manipulação dos dados de uma imagem e d<text:span text:style-name="T89">a sua utilização</text:span> para diferentes propósitos. </text:p>
      <text:p text:style-name="P7">Diversos campos estão relacionados à visão computacional. O mais notável é a própria visão biológica, n<text:span text:style-name="T90">a</text:span> qual a visão computacional é basead<text:span text:style-name="T90">a;</text:span> Na verdade, é justo dizer que essas são áreas análogas, uma para a computação, outra, para a biologia. Afinal, enquanto o último estuda os processos psicológicos envolvidos na formação e percepção de imagens pelos seres vivos, <text:span text:style-name="T90">a computação</text:span> estuda os processos e algoritmos usados por máquinas para enxergar <text:span text:style-name="T79">(RIOS; LUIZ, 2010, p. 1).</text:span></text:p>
      <text:p text:style-name="P3"><text:span text:style-name="T80">A Visão Computacional f</text:span>az uso de diversos algoritmos de <text:span text:style-name="T39">Aprendizagem Profunda</text:span> como rede neurais profundas, redes neurais profundas convolucionais, redes de crenças profundas e redes neurais recorrentes (LOPES; BRAGA, 2017, p. 10). </text:p>
      <text:h text:style-name="Heading_20_3" text:outline-level="3"><text:bookmark-start text:name="__RefHeading___Toc552_1971144071"/><text:soft-page-break/>OpenCV<text:bookmark-end text:name="__RefHeading___Toc552_1971144071"/></text:h>
      <text:p text:style-name="P10"><text:span text:style-name="T19">Open Source Computer Vision Library</text:span><text:span text:style-name="T30">(</text:span>OpenCV<text:span text:style-name="T91">)</text:span> é uma biblioteca de código aberto criada para auxiliar trabalhos no campo de visão computacional e <text:span text:style-name="T19">machine learning</text:span>. Conta com vários algoritmos altamente otimizados, escritos em C/C++. <text:span text:style-name="T92">A</text:span>lguns usam processamento <text:span text:style-name="T19">multi-core </text:span>para garantir um tempo de resposta ótimo. Ideal para aplicações em tempo real. </text:p>
      <text:p text:style-name="P41">A biblioteca tem mais de 2500 algoritmos, o que inclui um conjunto abrangente de visão computacional e de aprendizado de máquina clássicos e de última geração (ABOUT…, [2018?], tradução nossa).</text:p>
      <text:h text:style-name="Heading_20_3" text:outline-level="3"><text:bookmark-start text:name="__RefHeading___Toc554_1971144071"/>Python-mss<text:bookmark-end text:name="__RefHeading___Toc554_1971144071"/></text:h>
      <text:p text:style-name="P42">É uma biblioteca de código aberto que disponibiliza funções ultrarrápidas de captura de múltiplas telas (WELCOME..., [2018?], tradução nossa).</text:p>
      <text:h text:style-name="P46" text:outline-level="1"><text:bookmark-start text:name="__RefHeading___Toc1482_858807803"/><text:span text:style-name="T93">M</text:span>ETODOLOGIA<text:bookmark-end text:name="__RefHeading___Toc1482_858807803"/></text:h>
      <text:p text:style-name="P11">Nesse trabalho <text:span text:style-name="T94">será realizada uma pesquisa exploratória que visa fazer uma revisão bibliográfica de conteúdos relacionados ao tema. Atualmente existem diversas técnicas e ferramentas que auxiliam na aplicação da Inteligência Artificial, porém foi necessário separar alguns assuntos e métodos que demonstram mais relevância no cenário atual e, boa parte do conteúdo foi retirado de livros e artigos em sua maioria em inglês, em parte devido à dificuldade de se encontrar conteúdo em português. </text:span></text:p>
      <text:p text:style-name="Text_20_body">Para trabalhar com as imagens serão utilizadas as bibliotecas Python-mss e OpenCV. Por meio da Python-mss serão obtidos frames que irão ser processados <text:s/>pela OpenCV de modo a obter informações relevantes sobre cada quadro de vídeo. Essas informações serão utilizadas por algoritmos de IA para tomada de decisão. O agente deverá explorar o ambiente e ser recompensando por determinada ação. Caso ele receba algum dano e perca pontos de vida será recompensando negativamente, caso chegue o mais longe sem receber danos será recompensado positivamente, aprendendo por reforço. </text:p>
      <text:p text:style-name="P14">O fluxo de captura, processamento e decisão será contínuo. Ao final de tudo, os resultados serão mensurados de maneira quantitativa, de modo a avaliar o desempenho do algoritmo desenvolvido.</text:p>
      <text:p text:style-name="P13"/>
      <text:p text:style-name="P13"/>
      <text:h text:style-name="P46" text:outline-level="1"><text:bookmark-start text:name="__RefHeading___Toc1016_426561743"/>CRONOGRAMA<text:bookmark-end text:name="__RefHeading___Toc1016_426561743"/></text:h>
      <text:p text:style-name="Text_20_body"><draw:frame draw:style-name="fr1" draw:name="Objeto1" text:anchor-type="paragraph" svg:width="15.289cm" svg:height="5.985cm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P47" text:outline-level="1" text:is-list-header="true"><text:bookmark-start text:name="__RefHeading___Toc1018_426561743"/>REFERÊNCIAS<text:bookmark-end text:name="__RefHeading___Toc1018_426561743"/></text:h>
      <text:p text:style-name="Quotations">HAYKIN, S. <text:span text:style-name="T96">Redes Neurais:</text:span> <text:span text:style-name="T113">P</text:span>rincípios e <text:span text:style-name="T113">P</text:span>rática. 2ª Edição. Porto Alegre. Bookman. <text:s/>2011. 898 p.</text:p>
      <text:p text:style-name="P37"><text:span text:style-name="T97">KAELBLI, L. P.; LITTMAN, M. L.; MOORE, A. W. </text:span><text:span text:style-name="T98">Reinforcement Learning:</text:span><text:span text:style-name="T97"> A Survey.</text:span><text:span text:style-name="T105"> </text:span><text:span text:style-name="T97">Disponível em:&lt;</text:span><text:a xlink:type="simple" xlink:href="https://www.cs.cmu.edu/~tom/10701_sp11/slides/Kaelbling.pdf" text:style-name="Internet_20_link" text:visited-style-name="Visited_20_Internet_20_Link"><text:span text:style-name="T97">https://www.cs.cmu.edu/~tom/10701_sp11/slides/Kaelbling.pdf</text:span></text:a><text:span text:style-name="T97">&gt;. Acessado em: 20 out. 2018.</text:span></text:p>
      <text:p text:style-name="P56"><text:span text:style-name="T106">LECUN, Y.; BENGIO,Y.; HINTON, G.</text:span><text:span text:style-name="T104"> </text:span><text:span text:style-name="T99">Deep learning</text:span><text:span text:style-name="T100">. </text:span><text:span text:style-name="T102">Disponível em:&lt;</text:span><text:a xlink:type="simple" xlink:href="https://creativecoding.soe.ucsc.edu/courses/cs523/slides/week3/DeepLearning_LeCun.pdf" text:style-name="Internet_20_link" text:visited-style-name="Visited_20_Internet_20_Link"><text:span text:style-name="T103">https://creativecoding.soe.ucsc.edu/courses/cs523/slides/week3/DeepLearning_LeCun.pdf</text:span></text:a><text:span text:style-name="T103">&gt;. Acessado em: 12 nov. 2018.</text:span></text:p>
      <text:p text:style-name="P57"><text:span text:style-name="T100">LOPES, Rafael A. S.; BRAGA, Victor Gueresi de Mello. </text:span><text:span text:style-name="T99">Um Sistema para o Aprendizado Automático de Jogos Eletrônicos Baseado em Redes Neurais e Q-Learning usando Interface Natural. </text:span><text:span text:style-name="T100">Disponível em:&lt;</text:span><text:span text:style-name="T101">http://bdm.unb.br/bitstream/10483/17240/1/2017_RafaelLopes_VictorGueresi_tcc.pdf</text:span><text:span text:style-name="T100">&gt;. Acesso em: 07 out. 2018.</text:span></text:p>
      <text:p text:style-name="P37"><text:span text:style-name="T97">OPENCV.</text:span><text:span text:style-name="T98"> </text:span><text:span text:style-name="T96">About</text:span>. Disponível em:&lt;<text:a xlink:type="simple" xlink:href="https://www.opencv.org/about.html" text:style-name="Internet_20_link" text:visited-style-name="Visited_20_Internet_20_Link">https://www.opencv.org/about.html</text:a>&gt;. Acesso em: 10 out. 2018.</text:p>
      <text:p text:style-name="P37"><text:span text:style-name="T97">PYTHON-MSS. </text:span><text:span text:style-name="T98">Welcome to Python MSS’s documentation!</text:span><text:span text:style-name="T97">. </text:span>Disponível em:&lt;<text:a xlink:type="simple" xlink:href="https://python-mss.readthedocs.io/" text:style-name="Internet_20_link" text:visited-style-name="Visited_20_Internet_20_Link"><text:span text:style-name="T107">https://python-mss.readthedocs.io/</text:span></text:a>&gt;. Acesso em: 10 out. 2018.</text:p>
      <text:p text:style-name="P37">RIOS, L. <text:span text:style-name="T108">R.</text:span> S. <text:span text:style-name="T96">Visão Computacional</text:span>. Disponível em: &lt;<text:a xlink:type="simple" xlink:href="http://homes.dcc.ufba.br/~luizromario/Apresentação%20de%20IA/Artigo%20(final).pdf" text:style-name="Internet_20_link" text:visited-style-name="Visited_20_Internet_20_Link">http://homes.dcc.ufba.br/~luizromario/Apresenta%C3%A7%C3%A3o%20de%20IA/Artigo%20(final).pdf</text:a>&gt;. Acesso em: 25 out. 2018.</text:p>
      <text:p text:style-name="Quotations">SHALEV-SHWARTZ, S. ; BEN-DAVID S. <text:span text:style-name="T96">Understanding Machine Learning:</text:span> From Theory to Algorithms. 1ª Edição. Cambridge. Cambridge University Press. 2014. 410 p.</text:p>
      <text:p text:style-name="P38"><text:span text:style-name="T57"/></text:p>
      <text:p text:style-name="Quotations"/>
      <text:p text:style-name="Quotations"/>
      <text:p text:style-name="Quotation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verdana" svg:font-family="verdana, arial, helvetica, sans-serif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2cm" fo:margin-bottom="0.42cm" loext:contextual-spacing="false" style:shadow="none"/>
      <style:text-properties fo:background-color="transparen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 style:master-page-name="">
      <loext:graphic-properties draw:fill-image-width="0cm" draw:fill-image-height="0cm"/>
      <style:paragraph-properties fo:margin-left="-0.101cm" fo:margin-right="0cm" fo:margin-top="0cm" fo:margin-bottom="0.42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fo:font-weight="bold" fo:background-color="transparent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-0.101cm" fo:margin-right="0cm" fo:margin-top="0cm" fo:margin-bottom="0cm" loext:contextual-spacing="false" fo:text-align="start" style:justify-single-word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15cm" fo:margin-right="0cm" fo:margin-top="0.353cm" fo:margin-bottom="0cm" loext:contextual-spacing="false" fo:text-align="start" style:justify-single-word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  <style:text-properties fo:font-weight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Quotations" style:family="paragraph" style:parent-style-name="Standard" style:class="html" style:master-page-name="">
      <style:paragraph-properties fo:margin-top="0.21cm" fo:margin-bottom="0.21cm" loext:contextual-spacing="false" fo:line-height="100%" fo:text-align="start" style:justify-single-word="false" style:page-number="auto" style:shadow="none">
        <style:tab-stops/>
      </style:paragraph-properties>
      <style:text-properties fo:background-color="transparent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3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3" style:font-family-asian="Arial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11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263</meta:editing-cycles>
    <meta:print-date>2018-09-07T04:08:00</meta:print-date>
    <meta:creation-date>2018-09-10T18:54:00</meta:creation-date>
    <dc:date>2018-11-25T11:24:54.624311332</dc:date>
    <meta:editing-duration>P1DT18M48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1" meta:page-count="13" meta:paragraph-count="96" meta:word-count="2011" meta:character-count="13188" meta:non-whitespace-character-count="11230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12" table:default-cell-style-name="ce4"/>
        <table:table-row table:style-name="ro1">
          <table:table-cell table:style-name="ce1" office:value-type="string" calcext:value-type="string">
            <text:p>ATIVID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visão Bibliográfica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plementação do algoritmo de visã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plementação do algoritmo de decisã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aliação dos resultad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ega TCC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ega TCC 2</text:p>
          </table:table-cell>
          <table:table-cell table:number-columns-repeated="1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23:48:27.861688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